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cm" draw:marker-end="Styl_20_šipky_20_1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gr1" draw:text-style-name="P1" draw:layer="layout" svg:width="3.728cm" svg:height="1.809cm" svg:x="8.872cm" svg:y="1.6cm">
            <text:p text:style-name="P1"><text:span text:style-name="T1">Dekódování</text:span></text:p>
            <text:p text:style-name="P1"><text:span text:style-name="T1">hodnoty rezistor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28cm" svg:height="1.809cm" svg:x="1.072cm" svg:y="1.6cm">
            <text:p text:style-name="P1"><text:span text:style-name="T1">Získat obrázek</text:span></text:p>
            <text:p text:style-name="P1"><text:span text:style-name="T1">scény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728cm" svg:height="1.809cm" svg:x="13.1cm" svg:y="1.6cm">
            <text:p text:style-name="P1"><text:span text:style-name="T1">Umístění popisků</text:span></text:p>
            <text:p text:style-name="P1"><text:span text:style-name="T1">s hodnoto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728cm" svg:height="1.809cm" svg:x="4.672cm" svg:y="1.6cm">
            <text:p text:style-name="P1"><text:span text:style-name="T1">Detekce rezistorů</text:span></text:p>
            <text:p text:style-name="P1"><text:span text:style-name="T1">v obraz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628cm" svg:height="1.809cm" svg:x="17.3cm" svg:y="1.591cm">
            <text:p text:style-name="P1"><text:span text:style-name="T1">Zobrazení </text:span></text:p>
            <text:p text:style-name="P1"><text:span text:style-name="T1">výsledků do</text:span></text:p>
            <text:p text:style-name="P1"><text:span text:style-name="T1">scé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176cm" svg:y1="2.504cm" svg:x2="4.676cm" svg:y2="2.504cm">
            <text:p/>
          </draw:line>
          <draw:line draw:style-name="gr2" draw:text-style-name="P2" draw:layer="layout" svg:x1="8.4cm" svg:y1="2.5cm" svg:x2="8.9cm" svg:y2="2.5cm">
            <text:p/>
          </draw:line>
          <draw:line draw:style-name="gr2" draw:text-style-name="P2" draw:layer="layout" svg:x1="12.6cm" svg:y1="2.5cm" svg:x2="13.1cm" svg:y2="2.5cm">
            <text:p/>
          </draw:line>
          <draw:line draw:style-name="gr2" draw:text-style-name="P2" draw:layer="layout" svg:x1="16.828cm" svg:y1="2.5cm" svg:x2="17.328cm" svg:y2="2.5cm">
            <text:p/>
          </draw:line>
        </draw:g>
        <draw:line draw:style-name="gr2" draw:text-style-name="P2" draw:layer="measurelines" svg:x1="4.176cm" svg:y1="2.504cm" svg:x2="4.676cm" svg:y2="2.5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tyl_20_šipky_20_1" draw:display-name="Styl šipky 1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10:58:37.84</meta:creation-date>
    <dc:date>2013-05-08T12:18:59.47</dc:date>
    <meta:editing-duration>PT1H9M27S</meta:editing-duration>
    <meta:editing-cycles>2</meta:editing-cycles>
    <meta:generator>LibreOffice/4.0.2.2$Windows_x86 LibreOffice_project/4c82dcdd6efcd48b1d8bba66bfe1989deee49c3</meta:generator>
    <meta:document-statistic meta:object-count="11"/>
  </office:meta>
</office:document-meta>
</file>